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34000002D89797C296.jpg" manifest:media-type="image/jpeg"/>
  <manifest:file-entry manifest:full-path="Pictures/10000000000005A000000480BEF30161.png" manifest:media-type="image/png"/>
  <manifest:file-entry manifest:full-path="Pictures/10000000000010C000000B209A95580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_20_1-title">
      <style:graphic-properties fo:min-height="3.507cm"/>
    </style:style>
    <style:style style:name="pr4" style:family="presentation" style:parent-style-name="Default_20_1-subtitle" style:list-style-name="L3">
      <style:graphic-properties draw:fill-color="#ffffff" fo:min-height="12.182cm"/>
    </style:style>
    <style:style style:name="pr5" style:family="presentation" style:parent-style-name="Default_20_1-notes">
      <style:graphic-properties draw:fill-color="#ffffff" draw:auto-grow-height="true" fo:min-height="12.572cm"/>
    </style:style>
    <style:style style:name="pr6" style:family="presentation" style:parent-style-name="Default_20_2-title">
      <style:graphic-properties draw:auto-grow-height="true" fo:min-height="3.507cm"/>
    </style:style>
    <style:style style:name="pr7" style:family="presentation" style:parent-style-name="Default_20_2-outline1">
      <style:graphic-properties fo:min-height="11.932cm"/>
    </style:style>
    <style:style style:name="pr8" style:family="presentation" style:parent-style-name="Default_20_2-notes">
      <style:graphic-properties draw:fill-color="#ffffff" draw:auto-grow-height="true" fo:min-height="12.572cm"/>
    </style:style>
    <style:style style:name="pr9" style:family="presentation" style:parent-style-name="Default_20_2-title">
      <style:graphic-properties fo:min-height="3.507cm"/>
    </style:style>
    <style:style style:name="pr10" style:family="presentation" style:parent-style-name="Default_20_2-notes">
      <style:graphic-properties draw:fill-color="#ffffff" fo:min-height="12.572cm"/>
    </style:style>
    <style:style style:name="pr11" style:family="presentation" style:parent-style-name="Default-subtitle">
      <style:graphic-properties draw:fill-color="#ffffff" fo:min-height="16.259cm"/>
    </style:style>
    <style:style style:name="P1" style:family="paragraph">
      <style:text-properties fo:color="#ff6633" fo:font-size="66pt" style:font-size-asian="66pt" style:font-size-complex="66pt"/>
    </style:style>
    <style:style style:name="P2" style:family="paragraph">
      <style:text-properties fo:color="#ffffff" fo:font-weight="bold" style:font-weight-asian="bold" style:font-weight-complex="bold"/>
    </style:style>
    <style:style style:name="P3" style:family="paragraph">
      <style:paragraph-properties fo:text-align="start"/>
      <style:text-properties fo: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fo:color="#ff6633" fo:font-size="66pt" style:font-size-asian="66pt" style:font-size-complex="66pt"/>
    </style:style>
    <style:style style:name="T1" style:family="text">
      <style:text-properties fo:color="#ff6633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ff6633" fo:font-size="72pt" style:font-size-asian="72pt" style:font-size-complex="72pt"/>
    </style:style>
    <style:style style:name="T3" style:family="text">
      <style:text-properties fo:color="#ff6633" fo:font-size="18pt" style:font-size-asian="18pt" style:font-size-complex="18pt"/>
    </style:style>
    <style:style style:name="T4" style:family="text">
      <style:text-properties fo:color="#ff6633" fo:font-size="48pt" style:font-size-asian="48pt" style:font-size-complex="48pt"/>
    </style:style>
    <style:style style:name="T5" style:family="text">
      <style:text-properties fo:color="#ffffff" fo:font-weight="bold" style:font-weight-asian="bold" style:font-weight-complex="bold"/>
    </style:style>
    <style:style style:name="T6" style:family="text">
      <style:text-properties fo:color="#fffff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6633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1cm" svg:height="16.26cm" svg:x="1.399cm" svg:y="0.837cm" presentation:class="subtitle" presentation:user-transformed="true">
          <draw:text-box>
            <text:p text:style-name="P1"><text:span text:style-name="T1">InstantSpot</text:span><text:span text:style-name="T2">'ing</text:span></text:p>
            <text:p text:style-name="P1"><text:span text:style-name="T3"/></text:p>
            <text:p text:style-name="P1"><text:span text:style-name="T4">the International Space Station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0">
        <draw:frame presentation:style-name="pr3" draw:text-style-name="P2" draw:layer="layout" svg:width="25.19cm" svg:height="3.507cm" svg:x="1.399cm" svg:y="0.838cm" presentation:class="title">
          <draw:text-box>
            <text:p text:style-name="P2"><text:span text:style-name="T5">Goals</text:span></text:p>
          </draw:text-box>
        </draw:frame>
        <draw:frame presentation:style-name="pr4" draw:text-style-name="P3" draw:layer="layout" svg:width="24.631cm" svg:height="12.182cm" svg:x="1.399cm" svg:y="4.915cm" presentation:class="subtitle">
          <draw:text-box>
            <text:list text:style-name="L3">
              <text:list-header>
                <text:p text:style-name="P3"><text:span text:style-name="T6"/></text:p>
              </text:list-header>
              <text:list-item>
                <text:p text:style-name="P3"><text:span text:style-name="T6"><text:s/></text:span><text:span text:style-name="T6">Easy to use</text:span><text:span text:style-name="T6"><text:line-break/></text:span><text:span text:style-name="T6"/></text:p>
              </text:list-item>
              <text:list-item>
                <text:p text:style-name="P3"><text:span text:style-name="T6"><text:s/></text:span><text:span text:style-name="T6">As many communication channels as possible</text:span><text:span text:style-name="T6"><text:line-break/></text:span><text:span text:style-name="T6"/></text:p>
              </text:list-item>
              <text:list-item>
                <text:p text:style-name="P3"><text:span text:style-name="T6"><text:s/></text:span><text:span text:style-name="T6">Usable from PCs, Smartphones, Phones, …</text:span></text:p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2" presentation:presentation-page-layout-name="AL3T1">
        <draw:frame presentation:style-name="pr6" draw:text-style-name="P4" draw:layer="layout" svg:width="25.19cm" svg:height="3.507cm" svg:x="1.399cm" svg:y="0.838cm" presentation:class="title">
          <draw:text-box>
            <text:p text:style-name="P4"><text:span text:style-name="T7">Approach</text:span></text:p>
          </draw:text-box>
        </draw:frame>
        <draw:frame presentation:style-name="pr7" draw:layer="layout" svg:width="24.631cm" svg:height="12.182cm" svg:x="1.399cm" svg:y="4.915cm" presentation:class="outline">
          <draw:text-box>
            <text:list text:style-name="L4">
              <text:list-item>
                <text:p>Chat robot</text:p>
              </text:list-item>
              <text:list-item>
                <text:p>XMPP protocol</text:p>
              </text:list-item>
              <text:list-item>
                <text:p>XMPP→other protocol – transports</text:p>
              </text:list-item>
              <text:list-item>
                <text:p>Use existing APIs</text:p>
                <text:list>
                  <text:list-item>
                    <text:p>open-notify ISS API</text:p>
                  </text:list-item>
                  <text:list-item>
                    <text:p>OpenStreetMap Nominatim API</text:p>
                  </text:list-item>
                  <text:list-item>
                    <text:p>SIP / S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2" presentation:presentation-page-layout-name="AL3T1">
        <draw:frame presentation:style-name="pr9" draw:text-style-name="P4" draw:layer="layout" svg:width="25.19cm" svg:height="3.507cm" svg:x="1.399cm" svg:y="0.838cm" presentation:class="title">
          <draw:text-box>
            <text:p text:style-name="P4"><text:span text:style-name="T7">Result</text:span></text:p>
          </draw:text-box>
        </draw:frame>
        <draw:frame presentation:style-name="pr7" draw:layer="layout" svg:width="24.631cm" svg:height="12.182cm" svg:x="1.399cm" svg:y="4.915cm" presentation:class="outline">
          <draw:text-box>
            <text:list text:style-name="L4">
              <text:list-header>
                <text:p/>
              </text:list-header>
              <text:list-item>
                <text:p>InstantSpot Bot</text:p>
                <text:list>
                  <text:list-item>
                    <text:p>Based on XMPP-bot</text:p>
                    <text:p/>
                  </text:list-item>
                </text:list>
              </text:list-item>
              <text:list-item>
                <text:p>Responds to two query types:</text:p>
                <text:list>
                  <text:list-item>
                    <text:p>'where' – returns current location under ISS</text:p>
                  </text:list-item>
                  <text:list-item>
                    <text:p>'when Tampere' – returns next three passes above given lo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4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2" presentation:presentation-page-layout-name="AL3T1">
        <draw:frame presentation:style-name="pr9" draw:text-style-name="P4" draw:layer="layout" svg:width="25.19cm" svg:height="3.507cm" svg:x="1.399cm" svg:y="0.838cm" presentation:class="title">
          <draw:text-box>
            <text:p text:style-name="P4"><text:span text:style-name="T7">Let's try it! <text:s text:c="8"/></text:span></text:p>
          </draw:text-box>
        </draw:frame>
        <draw:frame presentation:style-name="pr7" draw:layer="layout" svg:width="24.631cm" svg:height="14.135cm" svg:x="1.399cm" svg:y="4.915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xmpp:instantspot@jabber.bfst.de <text:line-break/>(also works for google talk)</text:p>
              </text:list-item>
              <text:list-item>
                <text:p>msn:instantspot@ruecker.fi</text:p>
              </text:list-item>
              <text:list-item>
                <text:p>yahoo:instantspotorbit@yahoo.com</text:p>
              </text:list-item>
              <text:list-item>
                <text:p>call +496104667071 from mobile phone - receive next pass over Tampere by text message!</text:p>
              </text:list-item>
              <text:list-item>
                <text:p>More to come soon!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2" presentation:presentation-page-layout-name="AL3T1">
        <draw:frame presentation:style-name="pr9" draw:layer="layout" svg:width="25.19cm" svg:height="3.507cm" svg:x="1.399cm" svg:y="0.838cm" presentation:class="title">
          <draw:text-box>
            <text:p>Next steps</text:p>
          </draw:text-box>
        </draw:frame>
        <draw:frame presentation:style-name="pr7" draw:layer="layout" svg:width="24.631cm" svg:height="12.182cm" svg:x="1.399cm" svg:y="4.915cm" presentation:class="outline" presentation:user-transformed="true">
          <draw:text-box>
            <text:list text:style-name="L4">
              <text:list-item>
                <text:p>Add more protocols</text:p>
                <text:list>
                  <text:list-item>
                    <text:p>with icq</text:p>
                  </text:list-item>
                  <text:list-item>
                    <text:p>with twitter (dm? or public?)</text:p>
                  </text:list-item>
                  <text:list-item>
                    <text:p>with text message (bi-directional, sms, through aspsms/swissjabber or voipdiscount)</text:p>
                  </text:list-item>
                  <text:list-item>
                    <text:p>with skype</text:p>
                  </text:list-item>
                  <text:list-item>
                    <text:p>with facebook(is there a working transport?)</text:p>
                  </text:list-item>
                  <text:list-item>
                    <text:p>with phone call, reply with next pass over country where call originated from</text:p>
                  </text:list-item>
                  <text:list-item>
                    <text:p>with phone call, reply with next pass over location registered for phone number</text:p>
                  </text:list-item>
                </text:list>
              </text:list-item>
              <text:list-item>
                <text:p>send notification of upcomming pass for previously set coordinates</text:p>
              </text:list-item>
              <text:list-item>
                <text:p>return magnitude of pass and other info</text:p>
              </text:list-item>
              <text:list-item>
                <text:p>find way to get altitude information for lat/lon tuple</text:p>
              </text:list-item>
              <text:list-item>
                <text:p>find way to calculate timezone/dst for lat/lon and return local time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6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2" presentation:presentation-page-layout-name="AL3T1">
        <draw:frame presentation:style-name="pr9" draw:layer="layout" svg:width="25.19cm" svg:height="3.507cm" svg:x="1.399cm" svg:y="0.838cm" presentation:class="title">
          <draw:text-box>
            <text:p>Next steps contd. <text:s text:c="11"/></text:p>
          </draw:text-box>
        </draw:frame>
        <draw:frame presentation:style-name="pr7" draw:layer="layout" svg:width="24.631cm" svg:height="12.182cm" svg:x="1.399cm" svg:y="4.915cm" presentation:class="outline" presentation:user-transformed="true">
          <draw:text-box>
            <text:list text:style-name="L4">
              <text:list-item>
                <text:p>accept other forms of location</text:p>
                <text:list>
                  <text:list-item>
                    <text:p>identify country by phone prefix (SIP gateway)</text:p>
                  </text:list-item>
                  <text:list-item>
                    <text:p>any XEP that would allow to retrieve remote location?</text:p>
                  </text:list-item>
                </text:list>
              </text:list-item>
              <text:list-item>
                <text:p>reply directly to phone call and use TTS (festival)</text:p>
              </text:list-item>
              <text:list-item>
                <text:p>move from remote JSON queries to locally stored and updated TLE</text:p>
              </text:list-item>
              <text:list-item>
                <text:p>add support for arbitrary objects found in TLE file</text:p>
              </text:list-item>
              <text:list-item>
                <text:p>add support for objects outside of earth orbit</text:p>
              </text:list-item>
              <text:list-item>
                <text:p>add search in TLE objects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7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1" draw:layer="layout" svg:width="25.191cm" svg:height="23.949cm" svg:x="1.399cm" svg:y="-3.007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InstantSpot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><text:a xlink:href="http://github.com/dm8tbr/instantspot">http://github.com/dm8tbr/instantspot</text:a></text:span></text:p>
            <text:p text:style-name="P6"><text:span text:style-name="T8">http://github.com/dm8tbr/instantspot-bo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draw:frame draw:style-name="Mgr3" draw:text-style-name="MP4" draw:layer="backgroundobjects" svg:width="31.925cm" svg:height="21.204cm" svg:x="-1.862cm" svg:y="-0.029cm">
        <draw:image xlink:href="Pictures/10000000000010C000000B209A955803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cm" svg:height="3.507cm" svg:x="1.399cm" svg:y="0.838cm" presentation:class="title" presentation:placeholder="true">
        <draw:text-box/>
      </draw:frame>
      <draw:frame presentation:style-name="Default_20_1-outline1" draw:layer="backgroundobjects" svg:width="24.631cm" svg:height="12.182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page-number>&lt;number&gt;</text:page-number></text:p>
        </draw:text-box>
      </draw:frame>
      <draw:frame draw:style-name="Mgr3" draw:text-style-name="MP4" draw:layer="backgroundobjects" svg:width="27.991cm" svg:height="22.391cm" svg:x="0cm" svg:y="-0.099cm">
        <draw:image xlink:href="Pictures/10000000000005A000000480BEF30161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0cm" svg:height="0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cm" svg:height="3.507cm" svg:x="1.399cm" svg:y="0.838cm" presentation:class="title" presentation:placeholder="true">
        <draw:text-box/>
      </draw:frame>
      <draw:frame presentation:style-name="Default_20_2-outline1" draw:layer="backgroundobjects" svg:width="24.631cm" svg:height="12.182cm" svg:x="1.399cm" svg:y="4.915cm" presentation:class="outline" presentation:placeholder="true">
        <draw:text-box/>
      </draw:frame>
      <draw:frame presentation:style-name="Mpr7" draw:text-style-name="MP1" draw:layer="backgroundobjects" svg:width="6.52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7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7" draw:text-style-name="MP2" draw:layer="backgroundobjects" svg:width="6.52cm" svg:height="1.448cm" svg:x="20.069cm" svg:y="19.136cm" presentation:class="page-number">
        <draw:text-box>
          <text:p text:style-name="MP2"><text:page-number>&lt;number&gt;</text:page-number></text:p>
        </draw:text-box>
      </draw:frame>
      <draw:frame draw:style-name="Mgr3" draw:text-style-name="MP4" draw:layer="backgroundobjects" svg:width="31.046cm" svg:height="21.006cm" svg:x="-2.794cm" svg:y="0cm">
        <draw:image xlink:href="Pictures/1000000000000434000002D89797C296.jp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0cm" svg:height="0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Ruecker</meta:initial-creator>
    <meta:creation-date>2013-04-21T10:00:05</meta:creation-date>
    <dc:date>2013-04-21T10:59:58</dc:date>
    <dc:creator>Thomas Ruecker</dc:creator>
    <meta:editing-duration>PT44M43S</meta:editing-duration>
    <meta:editing-cycles>2</meta:editing-cycles>
    <meta:generator>LibreOffice/3.5$Linux_X86_64 LibreOffice_project/350m1$Build-2</meta:generator>
    <meta:document-statistic meta:object-count="76"/>
  </office:meta>
</office:document-meta>
</file>